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1" svg:font-family="Menlo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variant="normal" fo:text-transform="none" fo:color="#c7254e" style:font-name="Menlo" fo:font-size="9.5pt" fo:letter-spacing="normal" fo:font-style="normal" fo:font-weight="normal"/>
    </style:style>
    <style:style style:name="P3" style:family="paragraph" style:parent-style-name="Standard">
      <style:text-properties fo:color="#c7254e" style:font-name="Menlo" fo:font-size="9.5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text-properties fo:font-variant="normal" fo:text-transform="none" fo:color="#000000" style:font-name="Menlo" fo:font-size="9.5pt" fo:letter-spacing="normal" fo:font-style="normal" fo:font-weight="normal"/>
    </style:style>
    <style:style style:name="P6" style:family="paragraph" style:parent-style-name="Preformatted_20_Text">
      <style:text-properties fo:font-variant="normal" fo:text-transform="none" fo:color="#000000" style:font-name="Menlo1" fo:font-size="9pt" fo:letter-spacing="normal" fo:font-style="normal" fo:font-weight="normal"/>
    </style:style>
    <style:style style:name="P7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Menlo1" fo:font-size="9pt" fo:font-weight="bold"/>
    </style:style>
    <style:style style:name="T4" style:family="text">
      <style:text-properties fo:color="#000000" style:font-name="Menlo1" fo:font-size="9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color="#808000" style:font-name="Menlo1" fo:font-size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gservice 002 is a combination of REST service and web service:</text:p>
      <text:list xml:id="list606946263105096984" text:style-name="L1">
        <text:list-item>
          <text:p text:style-name="P1">it connects to a mySQL database with user imdbuser and password password</text:p>
        </text:list-item>
        <text:list-item>
          <text:p text:style-name="P1">database is IMDB001</text:p>
        </text:list-item>
        <text:list-item>
          <text:p text:style-name="P1">it is a combination of REST service (returning JSON) and web service (for now just a greeting object)</text:p>
        </text:list-item>
      </text:list>
      <text:p text:style-name="Standard"/>
      <text:p text:style-name="Standard">See <text:a xlink:type="simple" xlink:href="https://spring.io/guides/gs/rest-service/" text:style-name="Internet_20_link" text:visited-style-name="Visited_20_Internet_20_Link">https://spring.io/guides/gs/rest-service/</text:a></text:p>
      <text:p text:style-name="Standard">See <text:a xlink:type="simple" xlink:href="https://dzone.com/articles/spring-boot-with-spring-data-jpa" text:style-name="Internet_20_link" text:visited-style-name="Visited_20_Internet_20_Link">https://dzone.com/articles/spring-boot-with-spring-data-jpa</text:a></text:p>
      <text:p text:style-name="Standard">to be able to understand this first read</text:p>
      <text:p text:style-name="Standard"><text:a xlink:type="simple" xlink:href="https://www.amitph.com/spring-boot-rest-service/#2_Mock_Data_Provider" text:style-name="Internet_20_link" text:visited-style-name="Visited_20_Internet_20_Link">https://www.amitph.com/spring-boot-rest-service/#2_Mock_Data_Provider</text:a></text:p>
      <text:p text:style-name="Standard"/>
      <text:p text:style-name="Standard"/>
      <text:p text:style-name="Standard">Compared with the last link, the REST web service has been extended with search by name by using a function <text:s/>findDogByName() generated by JPA on the basis of entity and field name.</text:p>
      <text:p text:style-name="Standard"/>
      <text:p text:style-name="Standard">Retrieve all dogs:</text:p>
      <text:p text:style-name="P2"><text:a xlink:type="simple" xlink:href="http://localhost:8080/dogs" text:style-name="Internet_20_link" text:visited-style-name="Visited_20_Internet_20_Link">http://localhost:8080/dogs</text:a> <text:s/></text:p>
      <text:p text:style-name="P2"/>
      <text:p text:style-name="Standard">Get dog by id:</text:p>
      <text:p text:style-name="P2"><text:a xlink:type="simple" xlink:href="http://localhost:8080/dogs/3" text:style-name="Internet_20_link" text:visited-style-name="Visited_20_Internet_20_Link">http://localhost:8080/dogs/3</text:a></text:p>
      <text:p text:style-name="P2"/>
      <text:p text:style-name="Standard">Add a dog:</text:p>
      <text:p text:style-name="P5">curl -X POST \</text:p>
      <text:p text:style-name="P4"><text:s text:c="2"/><text:span text:style-name="T1">http://localhost:8080/dogs \</text:span></text:p>
      <text:p text:style-name="P4"><text:s text:c="2"/><text:span text:style-name="T1">-H 'Content-Type: application/json' \</text:span></text:p>
      <text:p text:style-name="P4"><text:s text:c="2"/><text:span text:style-name="T1">-H 'Postman-Token: c6813aea-146c-49cd-9eba-1370aad4bff9' \</text:span></text:p>
      <text:p text:style-name="P4"><text:s text:c="2"/><text:span text:style-name="T1">-H 'cache-control: no-cache' \</text:span></text:p>
      <text:p text:style-name="P4"><text:s text:c="2"/><text:span text:style-name="T1">-d '{</text:span></text:p>
      <text:p text:style-name="P4"><text:s text:c="4"/><text:span text:style-name="T1">"id": 6,</text:span></text:p>
      <text:p text:style-name="P4"><text:s text:c="4"/><text:span text:style-name="T1">"name": "Hooch",</text:span></text:p>
      <text:p text:style-name="P4"><text:s text:c="4"/><text:span text:style-name="T1">"age": 11</text:span></text:p>
      <text:p text:style-name="P7"><text:s text:c="2"/><text:span text:style-name="T1">}'</text:span></text:p>
      <text:p text:style-name="Standard">Delete a dog:</text:p>
      <text:p text:style-name="P5">curl -X DELETE \</text:p>
      <text:p text:style-name="P4"><text:s text:c="2"/><text:span text:style-name="T1">http://localhost:8080/dogs/5 \</text:span></text:p>
      <text:p text:style-name="P4"><text:s text:c="2"/><text:span text:style-name="T1">-H 'Content-Type: application/json' \</text:span></text:p>
      <text:p text:style-name="P4"><text:s text:c="2"/><text:span text:style-name="T1">-H 'Postman-Token: b4b93304-7ee7-45c2-917b-c3bc2985a250' \</text:span></text:p>
      <text:p text:style-name="P7"><text:s text:c="2"/><text:span text:style-name="T1">-H 'cache-control: no-cache'</text:span></text:p>
      <text:p text:style-name="Standard">Get a dog by name:</text:p>
      <text:p text:style-name="P2"><text:a xlink:type="simple" xlink:href="http://localhost:8080/dogs/name/Rikki" text:style-name="Internet_20_link" text:visited-style-name="Visited_20_Internet_20_Link">http://localhost:8080/dogs/name/Rikki</text:a></text:p>
      <text:p text:style-name="P2"/>
      <text:p text:style-name="Standard">Create a new Greeting object using a form, filled in with GET</text:p>
      <text:p text:style-name="Standard"><text:a xlink:type="simple" xlink:href="http://localhost:8080/greeting" text:style-name="Internet_20_link" text:visited-style-name="Visited_20_Internet_20_Link">http://localhost:8080/greeting</text:a></text:p>
      <text:p text:style-name="P2"/>
      <text:p text:style-name="Standard">show the resulting Greeting object, the form has been posted with a post request from the form</text:p>
      <text:p text:style-name="Standard"><text:a xlink:type="simple" xlink:href="http://localhost:8080/greeting" text:style-name="Internet_20_link" text:visited-style-name="Visited_20_Internet_20_Link">http://localhost:8080/greeting</text:a></text:p>
      <text:p text:style-name="Standard">contents of the object are used by the result web page (result.html) and shows this on the same url (? what exactly happens here?)</text:p>
      <text:p text:style-name="Standard"/>
      <text:p text:style-name="P2">Only minor differences in the build.gradle file, just </text:p>
      <text:p text:style-name="P6">compile(<text:span text:style-name="T2">"org.springframework.boot:spring-boot-starter-data-jpa"</text:span>)</text:p>
      <text:p text:style-name="P3"><text:span text:style-name="T5">and </text:span><text:span text:style-name="T4">compile(</text:span><text:span text:style-name="T3">"org.springframework.boot:spring-boot-starter-thymeleaf"</text:span><text:span text:style-name="T4">)</text:span></text:p>
      <text:p text:style-name="P2"/>
      <text:p text:style-name="P3"><text:span text:style-name="T5">Didn't manage (yet) to prefix the end points for the greeting in the same way as the end points for the dog stuff have been prefixed in DogsController with </text:span><text:span text:style-name="T6">@RequestMapping</text:span><text:span text:style-name="T4">(</text:span><text:span text:style-name="T3">"/dogs"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1" svg:font-family="Menlo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an Bakker</meta:initial-creator>
    <meta:creation-date>2019-07-18T15:24:03</meta:creation-date>
    <dc:date>2019-07-18T15:46:13</dc:date>
    <dc:creator>Adriaan Bakker</dc:creator>
    <meta:editing-duration>PT22M10S</meta:editing-duration>
    <meta:editing-cycles>11</meta:editing-cycles>
    <meta:generator>OpenOffice/4.1.6$Unix OpenOffice.org_project/416m1$Build-9790</meta:generator>
    <meta:document-statistic meta:table-count="0" meta:image-count="0" meta:object-count="0" meta:page-count="1" meta:paragraph-count="41" meta:word-count="253" meta:character-count="1942"/>
  </office:meta>
</office:document-meta>
</file>